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65DD000037472AA21244A4EF564B.wmf" manifest:media-type="image/x-wmf"/>
  <manifest:file-entry manifest:full-path="Pictures/20000009000059BC000045C05259AD115B0E393F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801900" fo:font-size="16pt" fo:font-weight="bold" officeooo:rsid="00060b0f" officeooo:paragraph-rsid="00060b0f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660066" fo:font-size="16pt" fo:font-weight="bold" officeooo:rsid="00060b0f" officeooo:paragraph-rsid="00060b0f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7e0021" fo:font-size="16pt" fo:font-weight="bold" officeooo:rsid="00060b0f" officeooo:paragraph-rsid="00060b0f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77216f" fo:font-size="16pt" fo:font-weight="bold" officeooo:rsid="00060b0f" officeooo:paragraph-rsid="00060b0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16pt" fo:font-weight="bold" officeooo:rsid="00060b0f" officeooo:paragraph-rsid="00072113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60b0f" officeooo:paragraph-rsid="00060b0f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60b0f" officeooo:paragraph-rsid="0009d882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72113" officeooo:paragraph-rsid="00072113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072113" officeooo:paragraph-rsid="00060b0f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09d882" officeooo:paragraph-rsid="0009d882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8pt" fo:font-weight="bold" officeooo:rsid="00060b0f" officeooo:paragraph-rsid="00060b0f" style:font-size-asian="18pt" style:font-weight-asian="bold" style:font-size-complex="18pt" style:font-weight-complex="bold"/>
    </style:style>
    <style:style style:name="P12" style:family="paragraph" style:parent-style-name="Standard">
      <style:text-properties fo:color="#000000" fo:font-size="16pt" fo:font-weight="bold" officeooo:rsid="00060b0f" officeooo:paragraph-rsid="00072113" style:font-size-asian="16pt" style:font-weight-asian="bold" style:font-size-complex="16pt" style:font-weight-complex="bold"/>
    </style:style>
    <style:style style:name="T1" style:family="text">
      <style:text-properties fo:color="#801900"/>
    </style:style>
    <style:style style:name="T2" style:family="text">
      <style:text-properties fo:color="#7e0021"/>
    </style:style>
    <style:style style:name="T3" style:family="text">
      <style:text-properties fo:color="#000000"/>
    </style:style>
    <style:style style:name="T4" style:family="text">
      <style:text-properties style:use-window-font-color="true"/>
    </style:style>
    <style:style style:name="T5" style:family="text">
      <style:text-properties officeooo:rsid="00072113"/>
    </style:style>
    <style:style style:name="T6" style:family="text">
      <style:text-properties officeooo:rsid="0009d882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Step 1.</text:span> <text:span text:style-name="T5">$ </text:span>sudo apt-get update </text:p>
      <text:p text:style-name="P6"/>
      <text:p text:style-name="P6">Step 2. (Only if Java is not installed)(Check command <text:s/>&gt;&gt;java -version) </text:p>
      <text:p text:style-name="P1"><text:span text:style-name="T5">$ </text:span>sudo apt-get install default-jdk <text:s/></text:p>
      <text:p text:style-name="P6"/>
      <text:p text:style-name="P6">Step 3 </text:p>
      <text:p text:style-name="P6">(Install ssh) </text:p>
      <text:p text:style-name="P1">$ sudo apt-get install openssh-server </text:p>
      <text:p text:style-name="P6"/>
      <text:p text:style-name="P6">Step 4 </text:p>
      <text:p text:style-name="P6"><text:span text:style-name="T1">$ ssh-keygen -t rsa -P ""</text:span> <text:s text:c="2"/>(It will ask for file name press enter key) </text:p>
      <text:p text:style-name="P6"/>
      <text:p text:style-name="P5">Just press enter for password, don’t enter any password by yourself. Once done it will look like below:</text:p>
      <text:p text:style-name="P5"/>
      <text:p text:style-name="P6"><draw:frame draw:style-name="fr1" draw:name="Picture 17" text:anchor-type="as-char" svg:y="-8.063cm" svg:width="11.257cm" svg:height="8.751cm" draw:z-index="0"><draw:image xlink:href="Pictures/20000009000059BC000045C05259AD115B0E393F.wmf" xlink:type="simple" xlink:show="embed" xlink:actuate="onLoad"/></draw:frame></text:p>
      <text:p text:style-name="P6"/>
      <text:p text:style-name="P6">Step 5 </text:p>
      <text:p text:style-name="P1">$ cat $HOME/.ssh/id_rsa.pub &gt;&gt; $HOME/.ssh/authorized_keys </text:p>
      <text:p text:style-name="P6"/>
      <text:p text:style-name="P6"/>
      <text:p text:style-name="P6"/>
      <text:p text:style-name="P6"/>
      <text:p text:style-name="P6"/>
      <text:p text:style-name="P6">Step 6 </text:p>
      <text:p text:style-name="P6"><text:soft-page-break/></text:p>
      <text:p text:style-name="P1">$ ssh localhost </text:p>
      <text:p text:style-name="P1"/>
      <text:p text:style-name="P6"><draw:frame draw:style-name="fr2" draw:name="Picture 19" text:anchor-type="as-char" svg:width="14.252cm" svg:height="7.736cm" draw:z-index="1"><draw:image xlink:href="Pictures/20000009000065DD000037472AA21244A4EF564B.wmf" xlink:type="simple" xlink:show="embed" xlink:actuate="onLoad"/></draw:frame></text:p>
      <text:p text:style-name="P6"/>
      <text:p text:style-name="P6"/>
      <text:p text:style-name="P6">Step 7 </text:p>
      <text:p text:style-name="P6">(EDIT bashrc file) </text:p>
      <text:p text:style-name="P6"/>
      <text:p text:style-name="P1">$ nano ~/.bashrc </text:p>
      <text:p text:style-name="P6"/>
      <text:p text:style-name="P6"/>
      <text:p text:style-name="P6">Add following lines in the end of file </text:p>
      <text:p text:style-name="P6"/>
      <text:p text:style-name="P2">export JAVA_HOME=/usr/lib/jvm/java-7-openjdk-amd64 </text:p>
      <text:p text:style-name="P2">export HADOOP_INSTALL=/home/hadoop10/hadoop-2.7.5 </text:p>
      <text:p text:style-name="P2">export PATH=$PATH:$HADOOP_INSTALL/bin </text:p>
      <text:p text:style-name="P2">export PATH=$PATH:$HADOOP_INSTALL/sbin </text:p>
      <text:p text:style-name="P2">export HADOOP_MAPRED_HOME=$HADOOP_INSTALL </text:p>
      <text:p text:style-name="P2">export HADOOP_COMMON_HOME=$HADOOP_INSTALL </text:p>
      <text:p text:style-name="P2">export HADOOP_HDFS_HOME=$HADOOP_INSTALL </text:p>
      <text:p text:style-name="P2">export YARN_HOME=$HADOOP_INSTALL </text:p>
      <text:p text:style-name="P2">export HADOOP_COMMON_LIB_NATIVE_DIR=$HADOOP_INSTALL/lib/native </text:p>
      <text:p text:style-name="P2">export HADOOP_OPTS="-Djava.library.path=$HADOOP_INSTALL/lib" </text:p>
      <text:p text:style-name="P6"><text:s/>Step 8 </text:p>
      <text:p text:style-name="P6"><text:soft-page-break/></text:p>
      <text:p text:style-name="P3">$ source ~/.bashrc </text:p>
      <text:p text:style-name="P6"/>
      <text:p text:style-name="P6">Step 9 </text:p>
      <text:p text:style-name="P6">(Open hadoop-env.sh frm /usr/local/hadoop/etc/hadoop </text:p>
      <text:p text:style-name="P6">Add below lines )</text:p>
      <text:p text:style-name="P6"/>
      <text:p text:style-name="P3">$ nano hadoop-env.sh</text:p>
      <text:p text:style-name="P6"/>
      <text:p text:style-name="P4">export JAVA_HOME = /usr/lib/jvm/java-7-openjdk-amd64 </text:p>
      <text:p text:style-name="P6"/>
      <text:p text:style-name="P6"><text:s/></text:p>
      <text:p text:style-name="P6">Step 10 </text:p>
      <text:p text:style-name="P6"/>
      <text:p text:style-name="P6">Now lets create the folder where hadoop will process the hdfs jobs </text:p>
      <text:p text:style-name="P6"/>
      <text:p text:style-name="P6"/>
      <text:p text:style-name="P3">$ sudo mkdir -p /home/hadoop10/hadoop_tmp/hdfs/namenode </text:p>
      <text:p text:style-name="P3">$ sudo mkdir -p /home/hadoop10/hadoop_tmp/hdfs/datanode </text:p>
      <text:p text:style-name="P6"/>
      <text:p text:style-name="P6">Assign hduser the ownership of the folder </text:p>
      <text:p text:style-name="P6"/>
      <text:p text:style-name="P6"/>
      <text:p text:style-name="P3">$ sudo chown -R hadoop10 /home/hadoop10/hadoop_tmp </text:p>
      <text:p text:style-name="P6"/>
      <text:p text:style-name="P6">Step 11 </text:p>
      <text:p text:style-name="P6"/>
      <text:p text:style-name="P6">Configure a few xml files (/usr/local/hadoop/etc/hadoop) and <text:s text:c="2"/><text:span text:style-name="T3">add below lines</text:span> </text:p>
      <text:p text:style-name="P6"/>
      <text:p text:style-name="P3">$ nano core-site.xml <text:s/></text:p>
      <text:p text:style-name="P6"/>
      <text:p text:style-name="P2">&lt;configuration&gt; </text:p>
      <text:p text:style-name="P2">&lt;property&gt; </text:p>
      <text:p text:style-name="P2">&lt;name&gt;fs.default.name&lt;/name&gt; </text:p>
      <text:p text:style-name="P2">&lt;value&gt;hdfs://localhost:9000&lt;/value&gt; </text:p>
      <text:p text:style-name="P2">&lt;/property&gt; </text:p>
      <text:p text:style-name="P2">&lt;/configuration&gt; </text:p>
      <text:p text:style-name="P6"><text:s/></text:p>
      <text:p text:style-name="P6"><text:soft-page-break/>Step 11 <text:s text:c="2"/><text:span text:style-name="T5">Open file </text:span><text:s/></text:p>
      <text:p text:style-name="P6"/>
      <text:p text:style-name="P3">$ nano hdfs-site.xml </text:p>
      <text:p text:style-name="P3"/>
      <text:p text:style-name="P12">add below lines</text:p>
      <text:p text:style-name="P6"/>
      <text:p text:style-name="P2">&lt;configuration&gt; </text:p>
      <text:p text:style-name="P2">&lt;!--Site specific YARN configuration properties --&gt; </text:p>
      <text:p text:style-name="P2"><text:s text:c="3"/>&lt;property&gt; </text:p>
      <text:p text:style-name="P2"><text:s text:c="8"/>&lt;name&gt;dfs.replication&lt;/name&gt; </text:p>
      <text:p text:style-name="P2"><text:s text:c="8"/>&lt;value&gt;1&lt;/value&gt; </text:p>
      <text:p text:style-name="P2"><text:s text:c="3"/>&lt;/property&gt; </text:p>
      <text:p text:style-name="P2"/>
      <text:p text:style-name="P2"><text:s text:c="3"/>&lt;property&gt; </text:p>
      <text:p text:style-name="P2"><text:s text:c="8"/>&lt;name&gt;dfs.namenode.name.dir&lt;/name&gt; </text:p>
      <text:p text:style-name="P2"><text:s text:c="8"/>&lt;value&gt;file:/home/hadoop10/hadoop_tmp/hdfs/namenode&lt;/value&gt; </text:p>
      <text:p text:style-name="P2"><text:s text:c="3"/>&lt;/property&gt; </text:p>
      <text:p text:style-name="P2"/>
      <text:p text:style-name="P2"><text:s text:c="3"/>&lt;property&gt; </text:p>
      <text:p text:style-name="P2"><text:s text:c="8"/>&lt;name&gt; dfs.namenode.data.dir &lt;/name&gt; </text:p>
      <text:p text:style-name="P2"><text:s text:c="6"/>&lt;value&gt; file:/home/hadoop10/hadoop_tmp/hdfs/datanode &lt;/value&gt; </text:p>
      <text:p text:style-name="P2"><text:s text:c="3"/>&lt;/property&gt; </text:p>
      <text:p text:style-name="P2"/>
      <text:p text:style-name="P2">&lt;/configuration&gt; </text:p>
      <text:p text:style-name="P2"/>
      <text:p text:style-name="P6"/>
      <text:p text:style-name="P6">Step 12 </text:p>
      <text:p text:style-name="P6"/>
      <text:p text:style-name="P3">$ nano yarn-site.xml </text:p>
      <text:p text:style-name="P6"/>
      <text:p text:style-name="P2">&lt;configuration&gt; </text:p>
      <text:p text:style-name="P2">&lt;!--Site specific YARN configuration properties --&gt; </text:p>
      <text:p text:style-name="P2"><text:s text:c="3"/>&lt;property&gt; </text:p>
      <text:p text:style-name="P2"><text:s text:c="8"/>&lt;name&gt;yarn.nodemanager.aux-services&lt;/name&gt; </text:p>
      <text:p text:style-name="P2"><text:s text:c="8"/>&lt;value&gt;mapreduce_shuffle&lt;/value&gt; </text:p>
      <text:p text:style-name="P2"><text:s text:c="3"/>&lt;/property&gt; </text:p>
      <text:p text:style-name="P2"/>
      <text:p text:style-name="P2"><text:s text:c="3"/>&lt;property&gt; </text:p>
      <text:p text:style-name="P2"><text:soft-page-break/><text:s text:c="8"/>&lt;name&gt;yarn.nodemanager.aux-services.mapreduce.shuffle.class&lt;/name&gt; </text:p>
      <text:p text:style-name="P2"><text:s text:c="8"/>&lt;value&gt;org.apache.hadoop.mapred.ShuffleHandler&lt;/value&gt; </text:p>
      <text:p text:style-name="P2"><text:s text:c="3"/>&lt;/property&gt; </text:p>
      <text:p text:style-name="P2"/>
      <text:p text:style-name="P2">&lt;/configuration&gt; </text:p>
      <text:p text:style-name="P6"/>
      <text:p text:style-name="P6"/>
      <text:p text:style-name="P6">Step 13 </text:p>
      <text:p text:style-name="P6"/>
      <text:p text:style-name="P6"/>
      <text:p text:style-name="P6"><text:span text:style-name="T2">$ sudo cp mapred-site.xml.template mapred-site.xml</text:span> </text:p>
      <text:p text:style-name="P6"/>
      <text:p text:style-name="P6"><text:s/>i.e. make a copy of mapred-site.xml.template and rename it to mapred-site.xml </text:p>
      <text:p text:style-name="P6"/>
      <text:p text:style-name="P6"><text:span text:style-name="T2">$ sudo nano mapred-site.xml</text:span> </text:p>
      <text:p text:style-name="P6"/>
      <text:p text:style-name="P2">&lt;configuration&gt; </text:p>
      <text:p text:style-name="P2"><text:s text:c="3"/>&lt;property&gt; </text:p>
      <text:p text:style-name="P2"><text:s text:c="8"/>&lt;name&gt;mapreduce.framework.name&lt;/name&gt; </text:p>
      <text:p text:style-name="P2"><text:s text:c="8"/>&lt;value&gt;yarn&lt;/value&gt; </text:p>
      <text:p text:style-name="P2"><text:s text:c="3"/>&lt;/property&gt; </text:p>
      <text:p text:style-name="P2">&lt;/configuration&gt; </text:p>
      <text:p text:style-name="P6"/>
      <text:p text:style-name="P6"/>
      <text:p text:style-name="P6">Step 14 </text:p>
      <text:p text:style-name="P6"/>
      <text:p text:style-name="P3">$ hdfs namenode -format </text:p>
      <text:p text:style-name="P6"/>
      <text:p text:style-name="P6">Step 15 </text:p>
      <text:p text:style-name="P6"/>
      <text:p text:style-name="P3">$ start-dfs.sh </text:p>
      <text:p text:style-name="P3">$ start-yarn.sh </text:p>
      <text:p text:style-name="P6"/>
      <text:p text:style-name="P6">Step 16 </text:p>
      <text:p text:style-name="P3">$ jps </text:p>
      <text:p text:style-name="P6"/>
      <text:p text:style-name="P6">12897 SecondaryNameNode </text:p>
      <text:p text:style-name="P6"><text:soft-page-break/>13057 ResourceManager </text:p>
      <text:p text:style-name="P6">13360 NodeManager </text:p>
      <text:p text:style-name="P6">12553 NameNode </text:p>
      <text:p text:style-name="P6">12706 DataNode </text:p>
      <text:p text:style-name="P6">13482 Jps </text:p>
      <text:p text:style-name="P6"/>
      <text:p text:style-name="P6"/>
      <text:p text:style-name="P6"/>
      <text:p text:style-name="P11">Check on URL </text:p>
      <text:p text:style-name="P3">http://localhost:50070/ ---- UTILITIES--BROWSE FILE SYSTEM </text:p>
      <text:p text:style-name="P3"/>
      <text:p text:style-name="P6"/>
      <text:p text:style-name="P6">on Command prompt </text:p>
      <text:p text:style-name="P6"/>
      <text:p text:style-name="P6"><text:span text:style-name="T5">$ </text:span>hadoop fs -mkdir /<text:span text:style-name="T5">test</text:span> </text:p>
      <text:p text:style-name="P9">Create a file in local file system myfile</text:p>
      <text:p text:style-name="P8">Copy file from local file system to HDFS file system</text:p>
      <text:p text:style-name="P8">hadoop fs -put <text:s/>/home/hadoop01/<text:span text:style-name="T6">myfile</text:span> <text:s text:c="2"/>/test</text:p>
      <text:p text:style-name="P7">hadoop fs -ls / </text:p>
      <text:p text:style-name="P7">hadoop fs -ls /</text:p>
      <text:p text:style-name="P10">hadoop fs -cat /test/myfile</text:p>
      <text:p text:style-name="P6"/>
      <text:p text:style-name="P6"/>
      <text:p text:style-name="P6"/>
      <text:p text:style-name="P6"/>
      <text:p text:style-name="P6">Before shutting down the system stop Hadoop services </text:p>
      <text:p text:style-name="P6">stop-dfs.sh </text:p>
      <text:p text:style-name="P6">stop-yarn.sh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4:51:57.403854848</meta:creation-date>
    <dc:date>2018-01-15T16:22:53.396653142</dc:date>
    <meta:editing-duration>PT1H17M30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7" meta:paragraph-count="120" meta:word-count="371" meta:character-count="3495" meta:non-whitespace-character-count="2991"/>
  </office:meta>
</office:document-meta>
</file>